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2" table:default-cell-style-name="ce10"/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Registeration(User)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User 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Numb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tar(image)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 i 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olyee</text:p>
          </table:table-cell>
          <table:table-cell office:value-type="string" calcext:value-type="string">
            <text:p>text</text:p>
          </table:table-cell>
          <table:table-cell table:style-name="ce4"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text</text:p>
          </table:table-cell>
          <table:table-cell table:style-name="ce4"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Profile 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city)</text:p>
          </table:table-cell>
        </table:table-row>
        <table:table-row table:style-name="ro1">
          <table:table-cell office:value-type="string" calcext:value-type="string">
            <text:p>Count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Country)</text:p>
          </table:table-cell>
        </table:table-row>
        <table:table-row table:style-name="ro1">
          <table:table-cell office:value-type="string" calcext:value-type="string">
            <text:p>Linkdin ur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(Availability)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Forget password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crypted 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 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current_timestamp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Mission list with user data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Mission 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Favourite Mission list with user data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Favourite Mission 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9" office:value-type="string" calcext:value-type="string">
            <text:p>unsigned</text:p>
          </table:table-cell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9" office:value-type="string" calcext:value-type="string">
            <text:p>unsigned</text:p>
          </table:table-cell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is Favourite 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Skill (admin)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Skill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Skill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User Skill</text:p>
          </table:table-cell>
          <table:table-cell table:style-name="ce7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Skill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admin – skill)</text:p>
          </table:table-cell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Mission Skill(admin)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Skill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admin – skill)</text:p>
          </table:table-cell>
        </table:table-row>
        <table:table-row table:style-name="ro1">
          <table:table-cell office:value-type="string" calcext:value-type="string">
            <text:p>Skill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User Story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Story Titl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st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y Text</text:p>
          </table:table-cell>
          <table:table-cell table:style-name="ce13" office:value-type="string" calcext:value-type="string">
            <text:p>MEDIUMTEX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 Ur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load your photoes</text:p>
          </table:table-cell>
          <table:table-cell office:value-type="string" calcext:value-type="string">
            <text:p>im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num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y 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Timesheet(time based)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time_mission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4"/>
          <table:table-cell table:style-name="ce9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mission title</text:p>
          </table:table-cell>
          <table:table-cell office:value-type="string" calcext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Volunteer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varchar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Timesheet(goal based)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mission title</text:p>
          </table:table-cell>
          <table:table-cell office:value-type="string" calcext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varch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 Volunteer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varchar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City Table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it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City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Country)</text:p>
          </table:table-cell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Country Table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unt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CMS Page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CMS 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9" table:number-columns-repeated="2"/>
          <table:table-cell table:style-name="ce9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Page Titl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Description</text:p>
          </table:table-cell>
          <table:table-cell office:value-type="string" calcext:value-type="string">
            <text:p>medium 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g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Mission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3" office:value-type="string" calcext:value-type="string">
            <text:p>Mission 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Mission titl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medium 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Country)</text:p>
          </table:table-cell>
        </table:table-row>
        <table:table-row table:style-name="ro1">
          <table:table-cell office:value-type="string" calcext:value-type="string">
            <text:p>Cit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Ctiy)</text:p>
          </table:table-cell>
        </table:table-row>
        <table:table-row table:style-name="ro1">
          <table:table-cell office:value-type="string" calcext:value-type="string">
            <text:p>organizat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organization)</text:p>
          </table:table-cell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ype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Time/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eats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ation deadlin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me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theme)</text:p>
          </table:table-cell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video</text:p>
          </table:table-cell>
          <table:table-cell office:value-type="string" calcext:value-type="string">
            <text:p>url(text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organizat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Organization 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ation Detail</text:p>
          </table:table-cell>
          <table:table-cell office:value-type="string" calcext:value-type="string">
            <text:p>medium 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Theme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Theme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Theme 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Document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Document 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 typ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 path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Mission Application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Mission titl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User 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Comment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mment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Mission)</text:p>
          </table:table-cell>
        </table:table-row>
        <table:table-row table:style-name="ro1">
          <table:table-cell office:value-type="string" calcext:value-type="string">
            <text:p>Comment 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7"/>
        </table:table-row>
        <table:table-row table:style-name="ro1">
          <table:table-cell table:style-name="ce1" office:value-type="string" calcext:value-type="string">
            <text:p>Rating</text:p>
          </table:table-cell>
          <table:table-cell table:style-name="ce12" table:number-columns-repeated="7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Rating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Rating Number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Admin</text:p>
          </table:table-cell>
          <table:table-cell table:style-name="ce12" table:number-columns-repeated="7"/>
        </table:table-row>
        <table:table-row table:style-name="ro1">
          <table:table-cell table:style-name="ce5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table:style-name="ce6" office:value-type="string" calcext:value-type="string">
            <text:p>Admi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Numb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tar(image)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Coworker suggestion (mission)</text:p>
          </table:table-cell>
          <table:table-cell table:style-name="ce12" table:number-columns-repeated="7"/>
        </table:table-row>
        <table:table-row table:style-name="ro1">
          <table:table-cell table:style-name="ce5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nvite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From 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To 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Coworker suggestion (story write)</text:p>
          </table:table-cell>
          <table:table-cell table:style-name="ce12" table:number-columns-repeated="7"/>
        </table:table-row>
        <table:table-row table:style-name="ro1">
          <table:table-cell table:style-name="ce5" office:value-type="string" calcext:value-type="string">
            <text:p>Fiel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Attribute</text:p>
          </table:table-cell>
          <table:table-cell table:style-name="ce8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nvite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From 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  <table:table-row table:style-name="ro1">
          <table:table-cell office:value-type="string" calcext:value-type="string">
            <text:p>To user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K(Us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3:46.838000000</meta:creation-date>
    <dc:date>2023-02-09T17:05:01.395000000</dc:date>
    <meta:editing-duration>PT54M14S</meta:editing-duration>
    <meta:editing-cycles>4</meta:editing-cycles>
    <meta:generator>LibreOffice/6.1.3.2$Windows_X86_64 LibreOffice_project/86daf60bf00efa86ad547e59e09d6bb77c699acb</meta:generator>
    <meta:document-statistic meta:table-count="1" meta:cell-count="744" meta:object-count="0"/>
  </office:meta>
</office:document-meta>
</file>